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'Times New Roman', serif"/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25%" fo:widows="1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1965in" style:line-height-at-least="0.2189in" fo:widows="1" fo:text-indent="0in" style:auto-text-indent="false"/>
      <style:text-properties fo:font-variant="normal" fo:text-transform="none" fo:color="#333333" style:font-name="Georgia" fo:font-size="11.25pt" fo:letter-spacing="normal" fo:font-style="normal" fo:font-weight="bold"/>
    </style:style>
    <style:style style:name="P3" style:family="paragraph" style:parent-style-name="Text_20_body" style:list-style-name="L1">
      <style:paragraph-properties fo:margin-left="0in" fo:margin-right="0in" fo:margin-top="0in" fo:margin-bottom="0.0835in" style:line-height-at-least="0.2189in" fo:widows="1" fo:text-indent="0in" style:auto-text-indent="false" fo:padding="0in" fo:border="none"/>
      <style:text-properties fo:font-variant="normal" fo:text-transform="none" fo:color="#333333" style:font-name="Georgia" fo:font-size="11.25pt" fo:letter-spacing="normal" fo:font-style="normal" fo:font-weight="normal"/>
    </style:style>
    <style:style style:name="P4" style:family="paragraph" style:parent-style-name="Text_20_body">
      <style:paragraph-properties fo:margin-left="0in" fo:margin-right="0in" style:line-height-at-least="0.2189in" fo:widows="1" fo:text-indent="0in" style:auto-text-indent="false" fo:padding="0in" fo:border="none"/>
    </style:style>
    <style:style style:name="T1" style:family="text">
      <style:text-properties fo:font-variant="normal" fo:text-transform="none" fo:color="#333333" style:text-line-through-style="none" style:font-name="Helvetica Neue" fo:font-size="14.2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333333" style:text-line-through-style="none" style:font-name="Helvetica Neue" fo:font-size="14.2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333333" style:font-name="Georgia" fo:font-size="11.25pt" fo:letter-spacing="normal" fo:font-style="normal" fo:font-weight="normal"/>
    </style:style>
    <style:style style:name="T4" style:family="text">
      <style:text-properties fo:font-variant="normal" fo:text-transform="none" fo:color="#333333" style:font-name="Georgia" fo:font-size="11.25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333333" style:font-name="Georgia" fo:font-size="11.2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333333" style:font-name="Georgia" fo:font-size="11.25pt" fo:letter-spacing="normal" fo:font-style="normal" fo:font-weight="bold"/>
    </style:style>
    <style:style style:name="T7" style:family="text">
      <style:text-properties fo:font-variant="normal" fo:text-transform="none" fo:color="#333333" style:font-name="Georgia" fo:font-size="11.25pt" fo:letter-spacing="normal" fo:font-style="italic" fo:font-weight="normal"/>
    </style:style>
    <style:style style:name="T8" style:family="text">
      <style:text-properties fo:font-variant="normal" fo:text-transform="none" fo:color="#333333" style:font-name="Georgia" fo:font-size="11.25pt" fo:letter-spacing="normal" fo:font-style="italic" fo:font-weight="bold"/>
    </style:style>
    <style:style style:name="T9" style:family="text">
      <style:text-properties fo:font-variant="normal" fo:text-transform="none" fo:color="#333333" fo:letter-spacing="normal"/>
    </style:style>
    <style:style style:name="T10" style:family="text">
      <style:text-properties fo:font-variant="normal" fo:text-transform="none" fo:color="#333333" fo:letter-spacing="normal" style:text-underline-style="solid" style:text-underline-width="auto" style:text-underline-color="font-color"/>
    </style:style>
    <style:style style:name="T11" style:family="text">
      <style:text-properties fo:font-variant="normal" fo:text-transform="none" fo:color="#2b6dad" style:text-line-through-style="none" style:font-name="Georgia" fo:font-size="11.25pt" fo:letter-spacing="normal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1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_w2_BeyfIPZ_link"/><text:bookmark text:name="ld_lhqsxk_31552"/><text:bookmark text:name="ld_lhqsxk_31553"/><text:a xlink:type="simple" xlink:href="https://www.quora.com/Wanting-and-Making-Money/Is-there-any-real-genuine-way-to-earn-Rs-5-000-10-000-per-month-in-India-working-1-2-hours-per-day-online" office:target-frame-name="_blank" xlink:show="new" text:style-name="Internet_20_link" text:visited-style-name="Visited_20_Internet_20_Link"><text:span text:style-name="T1">Wanting and Making Money</text:span></text:a><text:a xlink:type="simple" xlink:href="https://www.quora.com/Wanting-and-Making-Money/Is-there-any-real-genuine-way-to-earn-Rs-5-000-10-000-per-month-in-India-working-1-2-hours-per-day-online" office:target-frame-name="_blank" xlink:show="new" text:style-name="Internet_20_link" text:visited-style-name="Visited_20_Internet_20_Link"><text:span text:style-name="T2">:</text:span></text:a><text:a xlink:type="simple" xlink:href="https://www.quora.com/Wanting-and-Making-Money/Is-there-any-real-genuine-way-to-earn-Rs-5-000-10-000-per-month-in-India-working-1-2-hours-per-day-online" office:target-frame-name="_blank" xlink:show="new" text:style-name="Internet_20_link" text:visited-style-name="Visited_20_Internet_20_Link"><text:span text:style-name="T1"> Is there any real genuine way to earn Rs.5,000 - 10,000 per month in India working 1-2 hours per day online?</text:span></text:a> </text:p>
      <text:p text:style-name="P2">In today's world, in order to earn a 5 digit amount per month in INR you need two very important things:</text:p>
      <text:list xml:id="list2352640997501410303" text:style-name="L1">
        <text:list-item>
          <text:p text:style-name="P3">A good Internet Connection</text:p>
        </text:list-item>
        <text:list-item>
          <text:p text:style-name="P3">Zeal to Earn</text:p>
        </text:list-item>
      </text:list>
      <text:p text:style-name="P4"><text:line-break/><text:span text:style-name="T3">I am a final year CS engineering student living in bangalore and I come from a middle class family which is not very affluent.Hence I started taking care of all my expenses since the past 1.5 year and have manage to earn a decent ₹ 15,000 - ₹40,000 per month. </text:span><text:line-break/><text:line-break/><text:span text:style-name="T3">I'm going to share with you the SECRET formula which I figured out which can fetch you up to a whooping  ₹1,00,000 per month.</text:span><text:line-break/><text:line-break/><text:span text:style-name="T4">I will be sharing my earning experience in order to explain the Formula:</text:span><text:line-break/><text:line-break/><text:span text:style-name="T6">Step 1 : Find out your interests and nurture them</text:span><text:line-break/><text:span text:style-name="T3">I started learning web designing languages like HTML CSS and JAVASCRIPT using which I could create a very basic websites.</text:span><text:line-break/><text:span text:style-name="T3">Then I learn how to create responsive websites using css and created a few sample webpages while learning. All this took a month of time.</text:span><text:line-break/><text:line-break/><text:span text:style-name="T3">Now I was all set up to start earning.</text:span><text:line-break/><text:line-break/><text:span text:style-name="T6">Step 2: Create a free account in Upwork (or similar) to start earning</text:span><text:line-break/><text:span text:style-name="T3">I set up an account and took the free tests on the site to get a good ranking, which would show clients that I know my stuff.</text:span><text:line-break/><text:line-break/><text:span text:style-name="T6">Step 3: Start Applying to jobs matching your forte</text:span><text:line-break/><text:span text:style-name="T3">I applied on around 50 jobs that required to create simple static websites(That's what I learnt in the past 1 month and the only thing I knew) and wrote a well formed proposal to convince my clients to choose me. </text:span><text:line-break/><text:line-break/><text:span text:style-name="T5">But why will they choose you over another 100 people offering the service</text:span><text:span text:style-name="T3">? Simple! You charge them really less and you have skills verified by the site. </text:span><text:line-break/><text:span text:style-name="T3">All it takes you to start a successful career in freelancing is the first job and your rating.</text:span><text:line-break/><text:span text:style-name="T3">My first job was a beautician startup website which I was doing for $80 (₹4500), pretty cheap compared to standard pricing which is around $150.</text:span><text:line-break/><text:line-break/><text:span text:style-name="T9"> </text:span><text:span text:style-name="T3">I worked really well on the first project and made sure the client was really happy. </text:span><text:line-break/><text:span text:style-name="T3">Further more, on completion I gave him a $10 additional discount and told him it was a token of appreciation for awarding me my first job. Client was now happy++.</text:span><text:line-break/><text:line-break/><text:span text:style-name="T3">He gave an outstanding feedback and recommended me on Elance. When I applied on the </text:span><text:soft-page-break/><text:span text:style-name="T3">second job, I mentioned him to check the last feedback and again quoted cheap but around $100(₹6200) this time. This time too I managed to get a nice feedback. </text:span><text:line-break/><text:span text:style-name="T3">Now in two weeks I have already earned </text:span><text:span text:style-name="T10">₹</text:span><text:span text:style-name="T4">10,500</text:span><text:span text:style-name="T9"> </text:span><text:span text:style-name="T3">by working 1 hour daily i.e., 14 hours. </text:span><text:line-break/><text:line-break/><text:span text:style-name="T3">Following This rule I could now easily make around ₹10,000 per month working for 4-5 hours per week. </text:span><text:span text:style-name="T5">But wait, if you read my second point on the starting of this post, you will know what I wanted now. More money.</text:span><text:span text:style-name="T9"> </text:span><text:span text:style-name="T3">^_^</text:span><text:line-break/><text:line-break/><text:span text:style-name="T3">When you make a website, you need graphics. I learnt photoshop and later illustrator really well to make sure I don't ever pay anyone for the graphics I need for the site and also started taking logo and graphic designing projects to earn an extra ₹5000-₹7000 per month.</text:span><text:line-break/><text:line-break/><text:span text:style-name="T6">Step 3: Secret FORMULA</text:span><text:line-break/><text:span text:style-name="T3">As I was making </text:span><text:span text:style-name="T7">around ₹15,000 to ₹20,000</text:span><text:span text:style-name="T9"> </text:span><text:span text:style-name="T3">only after the </text:span><text:span text:style-name="T5">third month</text:span><text:span text:style-name="T9"> </text:span><text:span text:style-name="T3">of working, I realised that money might be easy to make online but there is a pattern on how I can earn more based on highly employable skills I acquire.</text:span><text:line-break/><text:line-break/><text:span text:style-name="T3">So here goes your monthly earning based on skills you acquire:</text:span><text:line-break/><text:line-break/><text:span text:style-name="T9">            </text:span><text:span text:style-name="T8">SKILLS                      Approx earning              Scope of jobs</text:span><text:line-break/><text:span text:style-name="T3">1. HTML/CSS/JavaScript            </text:span><text:span text:style-name="T9">    ₹</text:span><text:span text:style-name="T6">15,000   </text:span><text:span text:style-name="T9">              </text:span><text:span text:style-name="T3">basic static websites</text:span><text:line-break/><text:span text:style-name="T3">2. Basic Photoshop                </text:span><text:span text:style-name="T6">extra  ₹5,000</text:span><text:span text:style-name="T9">  </text:span><text:span text:style-name="T3">photo manipulation and basic editing</text:span><text:line-break/><text:span text:style-name="T3">3. Illustrator &amp; Photoshop    </text:span><text:span text:style-name="T6">extra  ₹8,000</text:span><text:span text:style-name="T9">   </text:span><text:span text:style-name="T3">Logo creation and advanced editing</text:span><text:line-break/><text:span text:style-name="T3">4. PHP / MYSQL                  </text:span><text:span text:style-name="T6">extra  ₹15,000 </text:span><text:span text:style-name="T9">     </text:span><text:span text:style-name="T3">dynamic websites with database</text:span><text:line-break/><text:span text:style-name="T3">5. AJAX / JQuery               </text:span><text:span text:style-name="T9">   </text:span><text:span text:style-name="T6">extra   ₹7,000   </text:span><text:span text:style-name="T9">       </text:span><text:span text:style-name="T3">dynamic websites advanced</text:span><text:line-break/><text:span text:style-name="T3">6. CMS like Joomla/WP     </text:span><text:span text:style-name="T6">extra   ₹15,000  </text:span><text:span text:style-name="T9">      </text:span><text:span text:style-name="T3">dynamic websites with CMS</text:span><text:line-break/><text:span text:style-name="T3">7. Ecommerce - Magento    </text:span><text:span text:style-name="T6">extra   ₹25,000     </text:span><text:span text:style-name="T3">dynamic websites like Flipkart</text:span><text:line-break/><text:span text:style-name="T3">8. Stacks like LAMP             </text:span><text:span text:style-name="T6">extra   ₹10,000        </text:span><text:span text:style-name="T3">high end web applications </text:span><text:line-break/><text:line-break/><text:line-break/><text:span text:style-name="T3">Although learning all of these skills would fetch you at least a lakh rupees per month, the total work hours will range to anything around 14-16 hours per day as you would be dealing with a lot more projects per month. </text:span><text:line-break/><text:line-break/><text:span text:style-name="T3">This sounds crazy right? How can someone work for this enormous hours and how can someone possibly keep track of so many projects? Is this even possible?</text:span><text:line-break/><text:span text:style-name="T3">Well Pretty much!! Keep Reading...</text:span><text:line-break/><text:line-break/><text:span text:style-name="T6">Step 4: Making monthly income to ₹1,00,000+ a reality</text:span><text:line-break/><text:span text:style-name="T3">Register your business with the government body and employ 3 programmers as interns based on the higher level skills you lack from step 3. You are now investing around ₹10,000 per head suppose, which is ₹30,000.</text:span><text:line-break/><text:line-break/><text:span text:style-name="T3">Now even if you each work for 8 hours a day, that is 4 x 8 = 32 hours per day.</text:span><text:line-break/><text:span text:style-name="T3">You can easily take up twice more projects per month and earn around double.</text:span><text:line-break/><text:line-break/><text:soft-page-break/><text:span text:style-name="T3">You might be thinking that it is all too good to be true! </text:span><text:line-break/><text:span text:style-name="T3">Maybe, but only if you don't work hard enough. ;)</text:span><text:line-break/><text:line-break/><text:span text:style-name="T3">Incase you reach till</text:span><text:span text:style-name="T9"> </text:span><text:span text:style-name="T6">step 4 </text:span><text:span text:style-name="T3">and need to hire a web developer or considering my credibility to post this answer, you can mail me at </text:span><text:a xlink:type="simple" xlink:href="mailto:contact@siwalik.in" text:style-name="Internet_20_link" text:visited-style-name="Visited_20_Internet_20_Link"><text:span text:style-name="T11">contact@siwalik.in</text:span></text:a><text:span text:style-name="T9"> </text:span><text:span text:style-name="T3">or hire me at</text:span><text:a xlink:type="simple" xlink:href="http://siwalikm.elance.com/" office:target-frame-name="_blank" xlink:show="new" text:style-name="Internet_20_link" text:visited-style-name="Visited_20_Internet_20_Link"><text:span text:style-name="T11">http://siwalikm.elance.com</text:span></text:a><text:span text:style-name="T3">. happy earning :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'Times New Roman', serif"/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1$Win32 OpenOffice.org_project/411m6$Build-9775</meta:generator>
    <dc:date>2015-11-22T13:37:09.32</dc:date>
    <meta:document-statistic meta:table-count="0" meta:image-count="0" meta:object-count="0" meta:page-count="3" meta:paragraph-count="5" meta:word-count="936" meta:character-count="5231"/>
    <dc:creator>Sourab Sharma</dc:creator>
    <meta:user-defined meta:name="Info 1"/>
    <meta:user-defined meta:name="Info 2"/>
    <meta:user-defined meta:name="Info 3"/>
    <meta:user-defined meta:name="Info 4"/>
  </office:meta>
</office:document-meta>
</file>